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694b" officeooo:paragraph-rsid="000f694b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f694b" officeooo:paragraph-rsid="000f694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f694b" officeooo:paragraph-rsid="000f694b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f694b" officeooo:paragraph-rsid="000f694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ff4a9" officeooo:paragraph-rsid="000ff4a9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26748" officeooo:paragraph-rsid="0012674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2b792" officeooo:paragraph-rsid="0013b1d4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4c4b7" officeooo:paragraph-rsid="0014c4b7" style:font-size-asian="18pt" style:font-size-complex="18pt"/>
    </style:style>
    <style:style style:name="T1" style:family="text">
      <style:text-properties officeooo:rsid="000ff4a9"/>
    </style:style>
    <style:style style:name="T2" style:family="text">
      <style:text-properties officeooo:rsid="0011ab55"/>
    </style:style>
    <style:style style:name="T3" style:family="text">
      <style:text-properties officeooo:rsid="00122e40"/>
    </style:style>
    <style:style style:name="T4" style:family="text">
      <style:text-properties officeooo:rsid="0013b1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ΗΜΗΤΡΙΟΣ ΚΟΥΒΕΛΗΣ</text:p>
      <text:p text:style-name="P1">1115201800081</text:p>
      <text:p text:style-name="P1"/>
      <text:p text:style-name="P1"/>
      <text:p text:style-name="P1">Η ΕΡΓΑΣΙΑ ΕΙΝΑΙ ΑΠΟ ΕΝΑ ΑΤΟΜΟ.</text:p>
      <text:p text:style-name="P1"/>
      <text:p text:style-name="P2">ΠΑΡΑΤΗΡΗΣΕΙΣ</text:p>
      <text:p text:style-name="P2"/>
      <text:p text:style-name="P3">ΟΛΑ ΤΑ ΣΤΑΤΙΣΤΙΚΑ ΤΩΝ ΚΑΡΤΩΝ ΕΙΝΑΙ ΑΠΟ ΤΑ .txt ΤΩΝ ΑΡΧΕΙΩΝ ΠΟΥ ΔΟΘΗΚΑΝ.</text:p>
      <text:p text:style-name="P3"/>
      <text:p text:style-name="P3">ΤΑ ΤYPECONVERTER KAI DECKBUILDER ΕΧΟΥΝ ΧΡΗΣΙΜΟΠΟΙΕΙΘΕΙ ΑΥΤΟΥΣΙΑ <text:span text:style-name="T1">ΜΕ ΕΞΑΙΡΕΣΗ ΤΗΝ ΠΑΡΑΚΑΤΩ ΑΛΛΑΓΗ:</text:span></text:p>
      <text:p text:style-name="P3"/>
      <text:p text:style-name="P5">ΕΧΩ ΠΡΟΣΘΕΣΕΙ ΕΝΑ ΟΡΙΣΜΑ(ΠΟΥ ΕΙΝΑΙ ΕΝΑΣ ΑΚΕΡΑΙΟΣ ΣΥΜΦΩΝΑ ΜΕ ΤΟ ENUMERATIONS ΠΟΥ ΕΧΕΙ ΔΗΜΙΟΥΡΓΗΘΕΙ) ΣΤ<text:span text:style-name="T2">ΙΣ</text:span> ΚΛΗΣ<text:span text:style-name="T2">ΕΙΣ</text:span> ΤΩΝ CONSTRUCTORS ΣΤΙΣ ΜΕΘΟΔΟΥΣ list&lt;GreenCard *&gt; *DeckBuilder::createFateDeck() ΚΑΙ list&lt;GreenCard *&gt; *DeckBuilder::createDynastyDeck(). ΕΠΙΣΗΣ ΔΕΝ ΕΧΩ ΞΕΧΩΡΙΣΤΗ ΚΛΑΣΗ ΓΙΑ ΚΑΘΕ <text:span text:style-name="T3">ΞΕΧΩΡΙΣΤΗ</text:span> ΚΑΡΤΑ ΟΠΩΣ ΑΠΑΙΤΕΙΤΑΙ ΣΤΟ ΔΟΘΕΝΤΟ DECKBUILDER ΑΛΛΑ ΕΧΩ ΜΟΝΟ ΜΙΑ ΚΛΑΣΣΗ ΓΙΑ FOLLOWER, ΜΙΑ ΓΙΑ ITEM, ΜΙΑ ΓΙΑ PERSONALITY ΚΑΙ ΜΙΑ ΓΙΑ HOLDING </text:p>
      <text:p text:style-name="P5"/>
      <text:p text:style-name="P6">ΣΤΗΝ ΦΑΣΗ ΜΑΧΗΣ ΠΡΟΚΕΙΜΕΝΟΥ ΝΑ ΠΑΙΧΤΕΙ ΚΑΛΑ ΤΟ ΠΑΙΧΝΙΔΙ ΥΠΑΡΧΕΙ Η ΠΑΡΑΔΟΧΗ ΠΩΣ ΚΑΘΕ ΠΑΙΚΤΗΣ ΟΤΑΝ ΕΠΙΛΕΓΕΙ ΣΤΡΑΤΟ ΓΙΑ ΕΠΙΘΕΣΗ Ή ΑΜΥΝΑ ΔΕΝ ΜΠΟΡΕΙ ΝΑ ΔΙΑΛΕΞΕΙ ΤΗΝ ΙΔΙΑ PERSONALITY ΠΑΝΩ ΑΠΟ 1 ΦΟΡΑ</text:p>
      <text:p text:style-name="P6"/>
      <text:p text:style-name="P7">OTAN ΕΛΕΓΧΩ ΑΝ ΜΠΟΡΕΙ ΑΝ ΔΗΜΙΟΥΡΓΗΘΕΙ ΣΥΝΔΕΣΗ ΜΕΤΑΞΥ ΤΩΝ MINES, ΓΙΑ ΝΑ ΞΕΡΩ ΤΙ ΕΙΔΟΥΣ MINE ΕΧΩ (ΑΠΛΟ, GOLD, CRYSTAL) ΥΠΑΡΧΟΥΝ ΚΑΠΟΙΑ <text:soft-page-break/>DEFINE. <text:span text:style-name="T4">Η ΜΕΤΑΒΛΗΤΗ mine ΕΙΝΑΙ Ο ΑΡΙΘΜΟΣ 5 (ΓΙΑΤΙ ΜΟΝΟ ΤΑ ΜΙΝΕS ΚΟΣΤΙΖΟΥΝ 5). Η ΜΕΤΑΒΛΗΤΗ gold_mine EINAI O AΡΙΘΜΟΣ 7 ( ΓΙΑΤΙ ΜΟΝΟ ΤΑ ΜΙΝΕS ΚΟΣΤΙΖΟΥΝ 7). Η ΜΕΤΑΒΛΗΤΗ crystal_mine EINAI O ΑΡΙΘΜΟΣ 12 ( ΓΙΑΤΙ ΜΟΝΟ ΤΑ ΜΙΝΕS ΚΟΣΤΙΖΟΥΝ 12). ΕΝ ΣΥΝΤΟΜΙΑ ΜΟΝΟ ΓΝΩΡΙΖΟΝΤΑΣ ΤΟ ΚΟΣΤΟΣ ΤΟΥ HOLDING ΞΕΡΟΥΜΕ ΑΝ ΕΙΝΑΙ mine, gold_mine Ή crystal_mine.</text:span></text:p>
      <text:p text:style-name="P3"/>
      <text:p text:style-name="P8">ME ΣΚΟΠΟ ΝΑ ΠΕΤΥΧΩ ΤΟ ΝΑ ΥΠΑΡΧΕΙ ΦΘΝΙΣΟΥΣΑ ΣΕΙΡΑ ΠΑΙΞΙΜΑΤΟΣ ΜΕ ΒΑΣΗ ΤΗΝ ΕΝΤΙΜΟΤΗΤΑ ΤΟΥ ΚΑΘΕ ΠΑΙΚΤΗ ΕΧΩ ΔΗΜΙΟΥΡΓΗΣΕΙ ENA STRUCT ΠΟΥ ΠΕΡΙΕΧΕΙ ΜΙΑ ΜΕΘΟΔΟ bool operator ΜΕ ΣΚΟΠΟ ΝΑ ΓΙΝΕΙ <text:s/>Η ΤΑΞΙΝΟΜΗΣΗ ΜΕ ΒΑΣΗ ΤΩΝ ΕΝΤΙΜΟΤΗΤΩΝ ΤΩΝ ΠΑΙΚΤΩΝ</text:p>
      <text:p text:style-name="P8"/>
      <text:p text:style-name="P8">ΟΤΑΝ ΧΡΕΙΑΖΕΤΑΙ ΝΑ ΑΠΟΘΗΚΕΥΣΩ ΚΑΡΤΕΣ ΤΙΣ ΑΠΟΘΗΚΕΥΩ ΣΕ VECTOR ΓΙΑ ΝΑ ΕΧΩ ΕΥΕΛΙΞΙΑ ΣΤΟ ΜΕΓΕΘΟΣ ΤΟΥ ΠΙΝΑΚΑ.</text:p>
      <text:p text:style-name="P8"/>
      <text:p text:style-name="P8">ΜΕ ΣΚΟΠΟ ΤΗΝ ΕΥΚΟΛΗ ΜΕΤΑΓΛΩΤΤΙΣΗ ΤΟΥ ΠΡΟΓΡΑΜΜΑΤΟΣ ΕΧΩ ΦΤΙΑΞΕΙ ΕΝΑ MAKEFILE. ΤΟ ΠΡΟΓΡΑΜΜΑ ΜΕΤΑΓΛΩΤΤΙΖΕΤΑΙ ΜΕ ΤΗΝ ΕΝΤΟΛΗ <text:s/>make <text:s/>ΚΑΙ ΕΚΤΕΛΕΙΤΑΙ ΜΕ ΤΗΝ <text:s/>./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39:29.576540104</meta:creation-date>
    <dc:date>2020-03-04T21:11:35.525251023</dc:date>
    <meta:editing-duration>PT26M3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2" meta:paragraph-count="12" meta:word-count="284" meta:character-count="1831" meta:non-whitespace-character-count="1554"/>
  </office:meta>
</office:document-meta>
</file>